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initionValidator.validateNodeTypeDef( QNodeTypeDefinition ntDef , Map validatedDefs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54">
            <text:p text:style-name="Table_20_Contents">54</text:p>
          </table:table-cell>
          <table:table-cell office:value-type="float" office:value="214">
            <text:p text:style-name="Table_20_Contents">214</text:p>
          </table:table-cell>
        </table:table-row>
        <table:table-row>
          <table:table-cell office:value-type="string">
            <text:p text:style-name="Table_20_Contents">DefinitionValidator.checkForCircularInheritance( Name [ ] supertypes , Stack inheritanceChain , Map ntdMa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initionValidator.DefinitionValidator( EffectiveNodeTypeProvider entProvider , NamespaceRegistry ns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initionValidator.checkNamespac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initionValidator.checkForCircularNodeAutoCreation( EffectiveNodeType childNodeENT , Stack definingParentNTs , Map ntd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finitionValidator.validateNodeTypeDefs( Collection ntDefs , Map validatedDef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